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맑은 고딕" svg:font-family="맑은 고딕" style:font-family-generic="modern" style:font-pitch="variable" svg:panose-1="2 11 5 3 2 0 0 2 0 4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표준" style:master-page-name="MP0" style:family="paragraph">
      <style:paragraph-properties fo:break-before="page"/>
    </style:style>
  </office:automatic-styles>
  <office:body>
    <office:text text:use-soft-page-breaks="true">
      <text:p text:style-name="P1">2019-03-25</text:p>
      <text:p text:style-name="표준">이건 한글로 쓴다 아무래도 개발 일지는 한글로 써야지.</text:p>
      <text:p text:style-name="표준">현재 레벨 빌더하고 에디터GUI<text:s/>애드온하고 구별되어 있는데 빌더의 역할을<text:s/>GUI<text:s/>애드온에 합쳐서<text:s/>Grid를 보면서 빌드할 수 있도록 하게 하자.<text:s/>그게 훨씬 좋을 것 같다.<text:s/>그리고<text:s/>Grid는<text:s/>OnOFF할 수 있게 하는 버튼도 추가하자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맑은 고딕" svg:font-family="맑은 고딕" style:font-family-generic="modern" style:font-pitch="variable" svg:panose-1="2 11 5 3 2 0 0 2 0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justify" style:writing-mode="lr-tb" fo:margin-bottom="0.1111in" fo:line-height="107%" fo:background-color="transparent" style:tab-stop-distance="0.5555in"/>
      <style:text-properties style:font-name="맑은 고딕" style:font-name-asian="맑은 고딕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1pt" fo:background-color="transparent" style:text-underline-type="none" style:text-underline-color="font-color" style:text-emphasize="none" fo:language="en" fo:country="US" style:language-asian="ko" style:country-asian="KR" style:language-complex="ar" style:country-complex="SA" style:text-combine="none" fo:hyphenate="true"/>
    </style:default-style>
    <style:style style:name="표준" style:display-name="표준" style:family="paragraph">
      <style:paragraph-properties fo:widows="0" fo:orphans="0" style:line-break="normal" style:text-autospace="none"/>
      <style:text-properties fo:hyphenate="false"/>
    </style:style>
    <style:style style:name="기본단락글꼴" style:display-name="기본 단락 글꼴" style:family="text"/>
    <style:style style:name="날짜" style:display-name="날짜" style:family="paragraph" style:parent-style-name="표준" style:next-style-name="표준">
      <style:text-properties fo:hyphenate="false"/>
    </style:style>
    <style:style style:name="날짜Char" style:display-name="날짜 Char" style:family="text" style:parent-style-name="기본단락글꼴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krid</meta:initial-creator>
    <dc:creator>Akrid</dc:creator>
    <meta:creation-date>2019-03-24T16:50:00Z</meta:creation-date>
    <dc:date>2019-03-24T16:52:00Z</dc:date>
    <meta:template xlink:href="Normal.dotm" xlink:type="simple"/>
    <meta:editing-cycles>2</meta:editing-cycles>
    <meta:editing-duration>PT120S</meta:editing-duration>
    <meta:document-statistic meta:page-count="1" meta:paragraph-count="1" meta:word-count="25" meta:character-count="173" meta:row-count="1" meta:non-whitespace-character-count="149"/>
  </office:meta>
</office:document-meta>
</file>